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text-properties officeooo:rsid="000aadfc" officeooo:paragraph-rsid="000aadfc"/>
    </style:style>
    <style:style style:name="P5" style:family="paragraph" style:parent-style-name="Text_20_body" style:list-style-name="L2">
      <style:paragraph-properties fo:text-align="start" style:justify-single-word="false"/>
      <style:text-properties officeooo:rsid="00310275" officeooo:paragraph-rsid="00310275"/>
    </style:style>
    <style:style style:name="P6" style:family="paragraph" style:parent-style-name="Text_20_body" style:list-style-name="L3">
      <style:text-properties officeooo:rsid="005ee53f" officeooo:paragraph-rsid="005ee53f"/>
    </style:style>
    <style:style style:name="T1" style:family="text">
      <style:text-properties fo:font-variant="small-caps"/>
    </style:style>
    <style:style style:name="T2" style:family="text">
      <style:text-properties officeooo:rsid="0008dd5b"/>
    </style:style>
    <style:style style:name="T3" style:family="text">
      <style:text-properties officeooo:rsid="000af29a"/>
    </style:style>
    <style:style style:name="T4" style:family="text">
      <style:text-properties officeooo:rsid="000c446c"/>
    </style:style>
    <style:style style:name="T5" style:family="text">
      <style:text-properties officeooo:rsid="000f41e3"/>
    </style:style>
    <style:style style:name="T6" style:family="text">
      <style:text-properties officeooo:rsid="0010444f"/>
    </style:style>
    <style:style style:name="T7" style:family="text">
      <style:text-properties officeooo:rsid="002984dc"/>
    </style:style>
    <style:style style:name="T8" style:family="text">
      <style:text-properties officeooo:rsid="00328490"/>
    </style:style>
    <style:style style:name="T9" style:family="text">
      <style:text-properties officeooo:rsid="004a8a3b"/>
    </style:style>
    <style:style style:name="T10" style:family="text">
      <style:text-properties officeooo:rsid="00517451"/>
    </style:style>
    <style:style style:name="T11" style:family="text">
      <style:text-properties officeooo:rsid="0052acf1"/>
    </style:style>
    <style:style style:name="T12" style:family="text">
      <style:text-properties officeooo:rsid="0054794d"/>
    </style:style>
    <style:style style:name="T13" style:family="text">
      <style:text-properties officeooo:rsid="0059ea71"/>
    </style:style>
    <style:style style:name="T14" style:family="text">
      <style:text-properties officeooo:rsid="005b771e"/>
    </style:style>
    <style:style style:name="T15" style:family="text">
      <style:text-properties officeooo:rsid="006b0c05"/>
    </style:style>
    <style:style style:name="T16" style:family="text">
      <style:text-properties officeooo:rsid="006ee622"/>
    </style:style>
    <style:style style:name="T17" style:family="text">
      <style:text-properties officeooo:rsid="00721f0d"/>
    </style:style>
    <style:style style:name="T18" style:family="text">
      <style:text-properties officeooo:rsid="007efe19"/>
    </style:style>
    <style:style style:name="T19" style:family="text">
      <style:text-properties officeooo:rsid="0080bea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16:1-34</text:h>
      <text:h text:style-name="Heading_20_2" text:outline-level="2"><text:bookmark text:name="en-GNT-3138"/>The Day of Atonement <text:span text:style-name="T2">(1-19)</text:span></text:h>
      <text:list xml:id="list2344026907" text:style-name="L1">
        <text:list-item>
          <text:p text:style-name="P1">The <text:span text:style-name="T1">Lord</text:span> spoke to Moses after the death of the two sons of Aaron who were killed when they offered unholy fire to the <text:span text:style-name="T1">Lord</text:span>. He said, “Tell your brother Aaron that only at the proper time is he to go behind the curtain into the Most Holy Place, because that is where I appear in a cloud above the lid on the Covenant Box. If he disobeys, he will be killed. He may enter the Most Holy Place only after he has brought a young bull for a sin offering and a ram for a burnt offering.” Then the <text:span text:style-name="T1">Lord</text:span> gave the following instructions. Before Aaron goes into the Most Holy Place, he must take a bath and put on the priestly garments: the linen robe and shorts, the belt, and the turban. The community of Israel shall give Aaron two male goats for a sin offering and a ram for a burnt offering. He shall offer a bull as a sacrifice to take away his own sins and those of his family. Then he shall take the two goats to the entrance of the Tent of the <text:span text:style-name="T1">Lord</text:span>'s presence. There he shall draw lots, using two stones, one marked “for the <text:span text:style-name="T1">Lord</text:span>” and the other “for Azazel.”Aaron shall sacrifice the goat chosen by lot for the <text:span text:style-name="T1">Lord</text:span> and offer it as a sin offering. <text:bookmark text:name="en-GNT-3147"/>The goat chosen for Azazel shall be presented alive to the <text:span text:style-name="T1">Lord</text:span> and sent off into the desert to Azazel, in order to take away the sins of the people.<text:bookmark text:name="en-GNT-3148"/> When Aaron sacrifices the bull as the sin offering for himself and his family, <text:bookmark text:name="en-GNT-3149"/>he shall take a fire pan full of burning coals from the altar and two handfuls of fine incense and bring them into the Most Holy Place. <text:bookmark text:name="en-GNT-3150"/>There in the <text:span text:style-name="T1">Lord</text:span>'s presence he shall put the incense on the fire, and the smoke of the incense will hide the lid of the Covenant Box so that he will not see it and die. <text:bookmark text:name="en-GNT-3151"/>He shall take some of the bull's blood and with his finger sprinkle it on the front of the lid and then sprinkle some of it seven times in front of the Covenant Box.<text:bookmark text:name="en-GNT-3152"/> After that, he shall kill the goat for the sin offering for the people, bring its blood into the Most Holy Place, and sprinkle it on the lid and then in front of the Covenant Box, as he did with the bull's blood. <text:bookmark text:name="en-GNT-3153"/>In this way he will perform the ritual to purify the Most Holy Place from the uncleanness of the people of Israel and from all their sins. He must do this to the Tent, because it stands in the middle of the camp, which is ritually unclean. <text:bookmark text:name="en-GNT-3154"/>From the time Aaron enters the Most Holy Place to perform the ritual of purification until he comes out, there must be no one in the Tent. When he has performed the ritual for himself, his family, and the whole community, <text:bookmark text:name="en-GNT-3155"/>he must then go out to the altar for burnt offerings and purify it. He must take some of the bull's blood and some of the goat's blood and put it all over the projections at the corners of the altar. <text:bookmark text:name="en-GNT-3156"/>With his finger he must sprinkle some of the blood on the altar seven times. In this way he is to purify it from the sins of the people of Israel and make it holy.</text:p>
        </text:list-item>
        <text:list-item>
          <text:p text:style-name="P4">The Most Holy Place was the tent at the center of the Israelites camp and this is where God would appear. <text:span text:style-name="T3">Aaron was to </text:span><text:span text:style-name="T16">enter</text:span><text:span text:style-name="T3"> it at the proper time but before he could enter he was supposed to perform certain rituals. </text:span><text:span text:style-name="T4">The rituals were to purify him, his family, the people of Israel, the tent</text:span><text:span text:style-name="T16">of the Lords presence, the Most Holy Place</text:span><text:span text:style-name="T4"> and the alter. </text:span><text:span text:style-name="T5">Part of the ritual was to burn incence and create a smoke that would cover the lid of the covernent box, this was so that he would see it and die. </text:span><text:span text:style-name="T6">God is so pure and holy that if you see him you’ll die. </text:span><text:span text:style-name="T7">After the purifications and offerings he would then enter the Most Holy Place and no one should be in the tent as all this happens.</text:span></text:p>
        </text:list-item>
      </text:list>
      <text:h text:style-name="Heading_20_2" text:outline-level="2"><text:bookmark text:name="en-GNT-3157"/><text:soft-page-break/>The Scapegoat <text:span text:style-name="T2">(20-28)</text:span></text:h>
      <text:list xml:id="list2369557353" text:style-name="L2">
        <text:list-item>
          <text:p text:style-name="P2">When Aaron has finished performing the ritual to purify the Most Holy Place, the rest of the Tent of the <text:span text:style-name="T1">Lord</text:span>'s presence, and the altar, he shall present to the <text:span text:style-name="T1">Lord</text:span> the live goat chosen for Azazel<text:bookmark text:name="en-GNT-3158"/> He shall put both of his hands on the goat's head and confess over it all the evils, sins, and rebellions of the people of Israel, and so transfer them to the goat's head. Then the goat is to be driven off into the desert by someone appointed to do it. <text:bookmark text:name="en-GNT-3159"/>The goat will carry all their sins away with him into some uninhabited land.<text:bookmark text:name="en-GNT-3160"/> Then Aaron shall go into the Tent, take off the priestly garments that he had put on before entering the Most Holy Place, and leave them there. <text:bookmark text:name="en-GNT-3161"/>He must take a bath in a holy place and put on his own clothes. After that, he shall go out and offer the burnt offering to remove his own sins and those of the people. <text:bookmark text:name="en-GNT-3162"/>He shall burn on the altar the fat of the animal for the sin offering. <text:bookmark text:name="en-GNT-3163"/>The man who drove the goat into the desert to Azazel must wash his clothes and take a bath before he comes back into camp. <text:bookmark text:name="en-GNT-3164"/>The bull and the goat used for the sin offering, whose blood was brought into the Most Holy Place to take away sin, shall be carried outside the camp and burned. Skin, meat, and intestines shall all be burned. <text:bookmark text:name="en-GNT-3165"/>The one who burns them must wash his clothes and take a bath before he returns to camp.</text:p>
        </text:list-item>
        <text:list-item>
          <text:p text:style-name="P5">In the previous section we see Aaron cast lots on two goat, one for the Lord and the other for Azazel. <text:span text:style-name="T8">The goat for the Lord is offered and the goat for Azazel is the one used as the scapegoat. </text:span><text:span text:style-name="T9">Aaron places his hands on it and confesses the evils and rebelions of the people, after the goat is driven away into the the desert to an unhibited land. </text:span><text:span text:style-name="T10">The man who drives </text:span><text:span text:style-name="T12">the goat</text:span><text:span text:style-name="T10"> shall bath and wash his clothes before going back into the </text:span><text:span text:style-name="T17">camp</text:span><text:span text:style-name="T10">. </text:span><text:span text:style-name="T11">Aaron then removes his garments for the Most Holy Place, </text:span><text:span text:style-name="T13">bath in a holy place</text:span><text:span text:style-name="T11"> and offers a sacrifice for his sins and of the Israilites. The </text:span><text:span text:style-name="T18">body </text:span><text:span text:style-name="T11">parts of the animal</text:span><text:span text:style-name="T14">s</text:span><text:span text:style-name="T11"> </text:span><text:span text:style-name="T14">being offered </text:span><text:span text:style-name="T11">were to be burned outside the camp and the people who carried this task would have to bath and wash their clothes before coming back into the </text:span><text:span text:style-name="T19">camp</text:span><text:span text:style-name="T11">. </text:span></text:p>
        </text:list-item>
      </text:list>
      <text:h text:style-name="Heading_20_2" text:outline-level="2"><text:bookmark text:name="en-GNT-3166"/>Observing the Day of Atonement <text:span text:style-name="T2">(29-34)</text:span></text:h>
      <text:list xml:id="list1814447457" text:style-name="L3">
        <text:list-item>
          <text:p text:style-name="P3">The following regulations are to be observed for all time to come. On the tenth day of the seventh month the Israelites and the foreigners living among them must fast and must not do any work. <text:bookmark text:name="en-GNT-3167"/>On that day the ritual is to be performed to purify them from all their sins, so that they will be ritually clean. <text:bookmark text:name="en-GNT-3168"/>That day is to be a very holy day, one on which they fast and do no work at all. These regulations are to be observed for all time to come. <text:bookmark text:name="en-GNT-3169"/>The High Priest, properly ordained and consecrated to succeed his father, is to perform the ritual of purification. He shall put on the priestly garments <text:bookmark text:name="en-GNT-3170"/>and perform the ritual to purify the Most Holy Place, the rest of the Tent of the <text:span text:style-name="T1">Lord</text:span>'s presence, the altar, the priests, and all the people of the community. <text:bookmark text:name="en-GNT-3171"/>These regulations are to be observed for all time to come. This ritual must be performed once a year to purify the people of Israel from all their sins. So Moses did as the <text:span text:style-name="T1">Lord</text:span> had commanded.</text:p>
        </text:list-item>
        <text:list-item>
          <text:p text:style-name="P6">This ritual was to be perfomed annually on the 10 day of the seventh month. <text:span text:style-name="T15">This day was to be regarded as very holy and the people were supposed to fast and not work on this day. The event was to be done forever by the priest in charge at that momen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6T10:10:52.711319464</meta:creation-date>
    <dc:date>2022-03-30T06:27:30.636239088</dc:date>
    <meta:editing-duration>PT1H2M14S</meta:editing-duration>
    <meta:editing-cycles>33</meta:editing-cycles>
    <meta:generator>LibreOffice/6.4.7.2$Linux_X86_64 LibreOffice_project/40$Build-2</meta:generator>
    <meta:document-statistic meta:table-count="0" meta:image-count="0" meta:object-count="0" meta:page-count="2" meta:paragraph-count="10" meta:word-count="1376" meta:character-count="6984" meta:non-whitespace-character-count="5623"/>
  </office:meta>
</office:document-meta>
</file>